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3" style:family="table-column">
      <style:table-column-properties fo:break-before="auto" style:column-width="5.639in"/>
    </style:style>
    <style:style style:name="co5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number-columns-repeated="2"/>
          <table:table-cell office:value-type="string">
            <text:p>Dcap not working in Daemon needs debugging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number-columns-repeated="2"/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/>
        <table:database-range table:target-range-address="Sheet1.A1:Sheet1.AMJ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7/20/2017</text:date>, <text:time>08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4M17S</meta:editing-duration>
    <meta:editing-cycles>67</meta:editing-cycles>
    <meta:generator>OpenOffice/4.1.3$Win32 OpenOffice.org_project/413m1$Build-9783</meta:generator>
    <dc:date>2017-07-20T08:10:19.32</dc:date>
    <dc:creator>Naveen Chakravarthy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